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3">
      <style:text-properties fo:font-size="16pt" style:font-size-asian="16pt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int 2</text:p>
      <text:p text:style-name="P1"/>
      <text:p text:style-name="P10">Backlog :</text:p>
      <text:list xml:id="list35394164" text:style-name="L1">
        <text:list-header>
          <text:p text:style-name="P3"/>
        </text:list-header>
        <text:list-item>
          <text:p text:style-name="P3">mise en place de la structure de données </text:p>
          <text:list>
            <text:list-item>
              <text:list>
                <text:list-item>
                  <text:list>
                    <text:list-item>
                      <text:p text:style-name="P3">écriture des tests pour la structure de données</text:p>
                    </text:list-item>
                    <text:list-item>
                      <text:p text:style-name="P3">création du mappage du réseau</text:p>
                    </text:list-item>
                  </text:list>
                </text:list-item>
              </text:list>
              <text:p text:style-name="P3"/>
            </text:list-item>
          </text:list>
        </text:list-item>
      </text:list>
      <text:list xml:id="list35400399" text:style-name="L2">
        <text:list-item>
          <text:p text:style-name="P4">mise en place des tests destinés aux fonctionnalités</text:p>
        </text:list-item>
        <text:list-item>
          <text:p text:style-name="P4">rédaction de la documentation pour le Sprint 2</text:p>
          <text:p text:style-name="P4"/>
        </text:list-item>
      </text:list>
      <text:list xml:id="list35377818" text:style-name="L3">
        <text:list-header>
          <text:p text:style-name="P11"/>
        </text:list-header>
      </text:list>
      <text:p text:style-name="P12">Estimations + affectations :</text:p>
      <text:p text:style-name="P12"/>
      <text:list xml:id="list35404953" text:style-name="L4">
        <text:list-item>
          <text:p text:style-name="P5">mise en place de la structure de données</text:p>
          <text:list>
            <text:list-item>
              <text:p text:style-name="P5">mise en place des tests pour la structure de données (Jérémy Geoffroy &amp; Anthony Da Silva) : 1h30</text:p>
            </text:list-item>
            <text:list-item>
              <text:p text:style-name="P5">création du mappage du réseau : (Jérémy Geoffroy &amp; Anthony Da Silva) : 2h</text:p>
            </text:list-item>
          </text:list>
        </text:list-item>
      </text:list>
      <text:p text:style-name="P2"/>
      <text:list xml:id="list35389112" text:style-name="L5">
        <text:list-item>
          <text:p text:style-name="P6">mise en place des tests destinés au fonctionnalités du Sprint 3 (Cyrielle Bazart &amp; Romain Dartois) : 2h</text:p>
        </text:list-item>
      </text:list>
      <text:p text:style-name="P2"/>
      <text:list xml:id="list35392370" text:style-name="L6">
        <text:list-item>
          <text:p text:style-name="P7">rédaction de la documentation pour le Sprint 2 (Cyrielle Bazart &amp; Romain Dartois) : 30 minutes</text:p>
          <text:p text:style-name="P7"/>
        </text:list-item>
      </text:list>
      <text:p text:style-name="P13"/>
      <text:p text:style-name="P12">Burndown chart :</text:p>
      <text:p text:style-name="P12"/>
      <text:p text:style-name="P8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3T16:04:55.93</meta:creation-date>
    <dc:date>2012-05-07T16:28:14.55</dc:date>
    <meta:editing-duration>PT2H10M49S</meta:editing-duration>
    <meta:editing-cycles>6</meta:editing-cycles>
    <meta:generator>OpenOffice.org/3.3$Win32 OpenOffice.org_project/330m20$Build-9567</meta:generator>
    <meta:document-statistic meta:table-count="0" meta:image-count="0" meta:object-count="1" meta:page-count="1" meta:paragraph-count="14" meta:word-count="132" meta:character-count="692"/>
    <dc:creator>romain dartois</dc:cre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2</text:p>
        </chart:title>
        <chart:legend chart:legend-position="end" svg:x="13.753cm" svg:y="3.668cm" chart:style-name="ch3"/>
        <chart:plot-area chart:style-name="ch4" chart:data-source-has-labels="both" svg:x="0.762cm" svg:y="1.551cm" svg:width="12.367cm" svg:height="5.823cm">
          <chartooo:coordinate-region svg:x="1.424cm" svg:y="1.763cm" svg:width="11.042cm" svg:height="4.938cm"/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/04/12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